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eterministic merging block scheme with z=2</text:p>
          </table:table-cell>
          <table:table-cell table:number-columns-repeated="3"/>
        </table:table-row>
        <table:table-row table:style-name="ro1">
          <table:table-cell office:value-type="string">
            <text:p>Test case nodes=600 q=3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office:value-type="string">
            <text:p>Total Links</text:p>
          </table:table-cell>
          <table:table-cell office:value-type="string">
            <text:p>Broken links</text:p>
          </table:table-cell>
          <table:table-cell office:value-type="string">
            <text:p>E(s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700">
            <text:p>179700</text:p>
          </table:table-cell>
          <table:table-cell office:value-type="float" office:value="49402">
            <text:p>49402</text:p>
          </table:table-cell>
          <table:table-cell office:value-type="float" office:value="0.258219">
            <text:p>0.2582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700">
            <text:p>179700</text:p>
          </table:table-cell>
          <table:table-cell office:value-type="float" office:value="44725">
            <text:p>44725</text:p>
          </table:table-cell>
          <table:table-cell office:value-type="float" office:value="0.248887">
            <text:p>0.2488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9700">
            <text:p>179700</text:p>
          </table:table-cell>
          <table:table-cell office:value-type="float" office:value="42382">
            <text:p>42382</text:p>
          </table:table-cell>
          <table:table-cell office:value-type="float" office:value="0.23586">
            <text:p>0.235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700">
            <text:p>179700</text:p>
          </table:table-cell>
          <table:table-cell office:value-type="float" office:value="32447">
            <text:p>32447</text:p>
          </table:table-cell>
          <table:table-cell office:value-type="float" office:value="0.180562">
            <text:p>0.18056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0.202854 for s=10 n=2401 z=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08/22/2011</text:date>, <text:time>00:3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tra </meta:initial-creator>
    <meta:creation-date>2011-08-21T06:45:56</meta:creation-date>
    <dc:date>2011-08-22T00:31:05</dc:date>
    <dc:creator>aritra </dc:creator>
    <meta:editing-duration>PT16M41S</meta:editing-duration>
    <meta:editing-cycles>3</meta:editing-cycles>
    <meta:generator>LibreOffice/3.3$Unix LibreOffice_project/330m19$Build-202</meta:generator>
    <meta:document-statistic meta:table-count="3" meta:cell-count="23" meta:object-count="0"/>
  </office:meta>
</office:document-meta>
</file>